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9800000240BF2EE1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char" svg:width="17cm" svg:height="6.837cm" draw:z-index="0"><draw:image xlink:href="Pictures/100000000000059800000240BF2EE1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5:03:14.924358146</meta:creation-date>
    <dc:date>2025-01-10T15:05:34.421488634</dc:date>
    <meta:editing-duration>PT2M2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